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9000002EF31D9195E5064A9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Cantarell Light" svg:font-family="'Cantarell Light'" style:font-pitch="variable"/>
    <style:font-face style:name="Comfortaa" svg:font-family="Comfortaa" style:font-adornments="Bold" style:font-pitch="variable"/>
    <style:font-face style:name="D050000L" svg:font-family="D050000L" style:font-pitch="variable"/>
    <style:font-face style:name="DejaVu Sans" svg:font-family="'DejaVu Sans'" style:font-adornments="Bold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ejaVu Sans1" svg:font-family="'DejaVu Sans'" style:font-family-generic="system" style:font-pitch="variable"/>
    <style:font-face style:name="Droid Arabic Kufi" svg:font-family="'Droid Arabic Kufi'" style:font-pitch="variable"/>
    <style:font-face style:name="Droid Sans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Mingzat" svg:font-family="Mingzat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Source Code Pro Black" svg:font-family="'Source Code Pro Black'" style:font-pitch="fixed"/>
    <style:font-face style:name="Tahoma" svg:font-family="Tahoma" style:font-pitch="variable"/>
    <style:font-face style:name="Z003" svg:font-family="Z003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e7f00" draw:fill-color="#000000" draw:textarea-horizontal-align="justify" draw:textarea-vertical-align="middle" draw:auto-grow-height="false" fo:min-height="2.438cm" fo:min-width="2.258cm"/>
    </style:style>
    <style:style style:name="gr2" style:family="graphic" style:parent-style-name="standard">
      <style:graphic-properties svg:stroke-color="#fe7f00" draw:fill-color="#000000" draw:textarea-horizontal-align="justify" draw:textarea-vertical-align="middle" draw:auto-grow-height="false" fo:min-height="1.384cm" fo:min-width="1.15cm"/>
    </style:style>
    <style:style style:name="gr3" style:family="graphic" style:parent-style-name="standard">
      <style:graphic-properties svg:stroke-color="#fe7f00" draw:fill-color="#000000" draw:textarea-horizontal-align="justify" draw:textarea-vertical-align="middle" draw:auto-grow-height="false" fo:min-height="0.05cm" fo:min-width="6.2cm"/>
    </style:style>
    <style:style style:name="gr4" style:family="graphic" style:parent-style-name="standard">
      <style:graphic-properties svg:stroke-color="#fe7f00" draw:fill-color="#000000" draw:textarea-horizontal-align="justify" draw:textarea-vertical-align="middle" draw:auto-grow-height="false" fo:min-height="3.35cm" fo:min-width="0.5cm"/>
    </style:style>
    <style:style style:name="gr5" style:family="graphic" style:parent-style-name="standard">
      <style:graphic-properties svg:stroke-color="#fe7f00" draw:fill-color="#000000" draw:textarea-horizontal-align="justify" draw:textarea-vertical-align="middle" draw:auto-grow-height="false" fo:min-height="4.45cm" fo:min-width="1.8cm"/>
    </style:style>
    <style:style style:name="gr6" style:family="graphic" style:parent-style-name="standard">
      <style:graphic-properties svg:stroke-color="#fe7f00" draw:fill-color="#000000" draw:textarea-horizontal-align="justify" draw:textarea-vertical-align="middle" draw:auto-grow-height="false" fo:min-height="0.95cm" fo:min-width="8cm"/>
    </style:style>
    <style:style style:name="gr7" style:family="graphic" style:parent-style-name="standard">
      <style:graphic-properties svg:stroke-color="#fe7f00" draw:fill-color="#000000" draw:textarea-horizontal-align="justify" draw:textarea-vertical-align="middle" draw:auto-grow-height="false" fo:min-height="1.73cm" fo:min-width="0.562cm"/>
    </style:style>
    <style:style style:name="gr8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654cm" fo:min-width="5.903cm"/>
    </style:style>
    <style:style style:name="gr9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1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1cm" fo:min-width="0.253cm"/>
    </style:style>
    <style:style style:name="gr13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3.29cm" fo:min-width="1.233cm"/>
    </style:style>
    <style:style style:name="gr14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2cm" fo:min-width="0.253cm"/>
    </style:style>
    <style:style style:name="gr1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243cm" fo:min-width="0.299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8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9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2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899cm" fo:min-width="0cm"/>
    </style:style>
    <style:style style:name="gr2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66cm" fo:min-width="0.299cm"/>
    </style:style>
    <style:style style:name="gr2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31cm" fo:min-width="0.29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072cm" fo:min-width="2.034cm" fo:padding-top="0.165cm" fo:padding-bottom="0.165cm" fo:padding-left="0.29cm" fo:padding-right="0.29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.924cm"/>
      <style:paragraph-properties style:writing-mode="lr-tb"/>
    </style:style>
    <style:style style:name="gr2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4cm" fo:min-width="0.253cm"/>
    </style:style>
    <style:style style:name="gr26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59cm" fo:min-width="0.299cm"/>
    </style:style>
    <style:style style:name="gr27" style:family="graphic" style:parent-style-name="standard">
      <style:graphic-properties svg:stroke-color="#ff7900" draw:fill-color="#000000" draw:textarea-horizontal-align="justify" draw:textarea-vertical-align="middle" draw:auto-grow-height="false" fo:min-height="1.05cm" fo:min-width="0.55cm"/>
    </style:style>
    <style:style style:name="gr28" style:family="graphic" style:parent-style-name="standard">
      <style:graphic-properties draw:stroke="none" svg:stroke-width="0.053cm" svg:stroke-color="#ffffff" draw:marker-start="" draw:marker-start-width="0.354cm" draw:marker-start-center="false" draw:marker-end="" draw:marker-end-width="0.354cm" draw:marker-end-center="false" draw:stroke-linejoin="miter" draw:fill="gradient" draw:fill-color="#000000" draw:fill-gradient-name="Gradient_20_201" draw:fill-image-width="0cm" draw:fill-image-height="0cm" style:repeat="repeat" draw:textarea-horizontal-align="center" draw:textarea-vertical-align="middle" draw:auto-grow-height="false" draw:fit-to-size="false" style:shrink-to-fit="false" fo:min-height="4.065cm" fo:min-width="10.233cm" fo:padding-top="0.143cm" fo:padding-bottom="0.143cm" fo:padding-left="0.263cm" fo:padding-right="0.263cm" fo:wrap-option="wrap" draw:shadow="hidden" draw:shadow-offset-x="-0.212cm" draw:shadow-offset-y="0.212cm" draw:shadow-color="#1c1c1c" draw:shadow-opacity="100%"/>
      <style:paragraph-properties style:writing-mode="lr-tb"/>
    </style:style>
    <style:style style:name="gr29" style:family="graphic" style:parent-style-name="standard">
      <style:graphic-properties draw:stroke="none" draw:fill-color="#fe7f00" draw:opacity="100%" draw:textarea-horizontal-align="justify" draw:textarea-vertical-align="middle" draw:auto-grow-height="false" fo:min-height="12.85cm" fo:min-width="19.09cm"/>
    </style:style>
    <style:style style:name="gr3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6cm" fo:min-width="0.536cm"/>
    </style:style>
    <style:style style:name="gr3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364cm" fo:min-width="0.12cm"/>
    </style:style>
    <style:style style:name="gr3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101cm" fo:min-width="0cm"/>
    </style:style>
    <style:style style:name="gr33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514cm" fo:min-width="0.363cm"/>
    </style:style>
    <style:style style:name="gr34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102cm" fo:min-width="0cm"/>
    </style:style>
    <style:style style:name="gr3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257cm" fo:min-width="0cm"/>
    </style:style>
    <style:style style:name="gr36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258cm" fo:min-width="0cm"/>
    </style:style>
    <style:style style:name="gr37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cm" fo:min-width="2.016cm"/>
    </style:style>
    <style:style style:name="gr38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17cm" fo:min-width="0cm"/>
    </style:style>
    <style:style style:name="gr39" style:family="graphic" style:parent-style-name="standard">
      <style:graphic-properties svg:stroke-color="#ff7900" draw:fill-color="#000000" draw:textarea-horizontal-align="justify" draw:textarea-vertical-align="middle" draw:auto-grow-height="false" fo:min-height="0.398cm" fo:min-width="0.024cm"/>
    </style:style>
    <style:style style:name="gr40" style:family="graphic" style:parent-style-name="standard">
      <style:graphic-properties draw:stroke="none" svg:stroke-width="0.053cm" svg:stroke-color="#ffffff" draw:marker-start="" draw:marker-start-width="0.354cm" draw:marker-start-center="false" draw:marker-end="" draw:marker-end-width="0.354cm" draw:marker-end-center="false" draw:stroke-linejoin="miter" draw:fill="gradient" draw:fill-color="#000000" draw:fill-gradient-name="Gradient_20_201" draw:fill-image-width="0cm" draw:fill-image-height="0cm" style:repeat="repeat" draw:textarea-horizontal-align="center" draw:textarea-vertical-align="middle" draw:auto-grow-height="false" draw:fit-to-size="false" style:shrink-to-fit="false" fo:min-height="1.883cm" fo:min-width="4.837cm" fo:padding-top="0.143cm" fo:padding-bottom="0.143cm" fo:padding-left="0.263cm" fo:padding-right="0.263cm" fo:wrap-option="wrap" draw:shadow="hidden" draw:shadow-offset-x="-0.212cm" draw:shadow-offset-y="0.212cm" draw:shadow-color="#1c1c1c" draw:shadow-opacity="100%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2" style:family="graphic" style:parent-style-name="standard">
      <style:graphic-properties draw:stroke="none" draw:fill="none" fo:min-height="0.713cm"/>
      <style:paragraph-properties style:writing-mode="lr-tb"/>
    </style:style>
    <style:style style:name="gr43" style:family="graphic" style:parent-style-name="standard">
      <style:graphic-properties draw:stroke="none" draw:fill="none" fo:min-height="0.921cm"/>
      <style:paragraph-properties style:writing-mode="lr-tb"/>
    </style:style>
    <style:style style:name="gr44" style:family="graphic" style:parent-style-name="standard">
      <style:graphic-properties draw:stroke="none" draw:fill="none" fo:min-height="1.603cm"/>
      <style:paragraph-properties style:writing-mode="lr-tb"/>
    </style:style>
    <style:style style:name="gr45" style:family="graphic" style:parent-style-name="standard">
      <style:graphic-properties draw:stroke="none" draw:fill="none" fo:min-height="0.844cm"/>
      <style:paragraph-properties style:writing-mode="lr-tb"/>
    </style:style>
    <style:style style:name="gr46" style:family="graphic" style:parent-style-name="standard">
      <style:graphic-properties draw:stroke="none" draw:fill="none" fo:min-height="2.66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cm" fo:min-width="6.373cm"/>
      <style:paragraph-properties style:writing-mode="lr-tb"/>
    </style:style>
    <style:style style:name="gr48" style:family="graphic" style:parent-style-name="standard">
      <style:graphic-properties draw:stroke="none" draw:fill="none" fo:min-height="16.06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ikhan" fo:font-size="80pt" style:font-size-asian="80pt" style:font-size-complex="8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gradient" draw:fill-color="#000000" draw:fill-gradient-name="Gradient_20_20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loext:graphic-properties draw:fill-color="#fe7f00" draw:opacity="100%"/>
      <style:paragraph-properties fo:text-align="center"/>
    </style:style>
    <style:style style:name="P9" style:family="paragraph">
      <style:text-properties style:font-name="Comfortaa"/>
    </style:style>
    <style:style style:name="P10" style:family="paragraph">
      <loext:graphic-properties draw:fill="none" draw:fill-color="#ffffff"/>
      <style:text-properties style:font-name="Comfortaa"/>
    </style:style>
    <style:style style:name="P11" style:family="paragraph">
      <style:text-properties style:font-name="DejaVu Sans Mono2"/>
    </style:style>
    <style:style style:name="P12" style:family="paragraph">
      <loext:graphic-properties draw:fill="none" draw:fill-color="#ffffff"/>
      <style:text-properties style:font-name="DejaVu Sans Mono2"/>
    </style:style>
    <style:style style:name="P13" style:family="paragraph">
      <style:text-properties style:font-name="Noto Sans CJK JP Black"/>
    </style:style>
    <style:style style:name="P14" style:family="paragraph">
      <loext:graphic-properties draw:fill="none" draw:fill-color="#ffffff"/>
      <style:text-properties style:font-name="Noto Sans CJK JP Black"/>
    </style:style>
    <style:style style:name="P15" style:family="paragraph">
      <style:text-properties style:font-name="Cantarell Light"/>
    </style:style>
    <style:style style:name="P16" style:family="paragraph">
      <loext:graphic-properties draw:fill="none"/>
      <style:text-properties style:font-name="Cantarell Light"/>
    </style:style>
    <style:style style:name="P17" style:family="paragraph">
      <loext:graphic-properties draw:fill="none"/>
    </style:style>
    <style:style style:name="P18" style:family="paragraph">
      <style:text-properties style:font-name="Source Code Pro Black"/>
    </style:style>
    <style:style style:name="P19" style:family="paragraph">
      <loext:graphic-properties draw:fill="none"/>
      <style:text-properties style:font-name="Source Code Pro Black"/>
    </style:style>
    <style:style style:name="P20" style:family="paragraph">
      <style:text-properties style:font-name="Z003"/>
    </style:style>
    <style:style style:name="P21" style:family="paragraph">
      <loext:graphic-properties draw:fill="none"/>
      <style:text-properties style:font-name="Z003"/>
    </style:style>
    <style:style style:name="P22" style:family="paragraph">
      <style:text-properties style:font-name="Droid Sans"/>
    </style:style>
    <style:style style:name="P23" style:family="paragraph">
      <loext:graphic-properties draw:fill="none"/>
      <style:text-properties style:font-name="Droid Sans"/>
    </style:style>
    <style:style style:name="P24" style:family="paragraph">
      <style:text-properties style:font-name="Mingzat"/>
    </style:style>
    <style:style style:name="P25" style:family="paragraph">
      <loext:graphic-properties draw:fill="none"/>
      <style:text-properties style:font-name="Mingza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 Mono1" fo:font-size="60pt" style:font-size-asian="60pt" style:font-size-complex="60pt"/>
    </style:style>
    <style:style style:name="P27" style:family="paragraph">
      <loext:graphic-properties draw:fill="none"/>
      <style:paragraph-properties style:writing-mode="lr-tb"/>
      <style:text-properties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" style:family="text">
      <style:text-properties style:font-name="Likhan" fo:font-size="80pt" style:font-size-asian="80pt" style:font-size-complex="8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font-name="Comfortaa"/>
    </style:style>
    <style:style style:name="T4" style:family="text">
      <style:text-properties style:font-name="DejaVu Sans Mono2"/>
    </style:style>
    <style:style style:name="T5" style:family="text">
      <style:text-properties style:font-name="Noto Sans CJK JP Black"/>
    </style:style>
    <style:style style:name="T6" style:family="text">
      <style:text-properties style:font-name="Cantarell Light"/>
    </style:style>
    <style:style style:name="T7" style:family="text">
      <style:text-properties style:font-name="Source Code Pro Black"/>
    </style:style>
    <style:style style:name="T8" style:family="text">
      <style:text-properties style:font-name="Droid Sans"/>
    </style:style>
    <style:style style:name="T9" style:family="text">
      <style:text-properties style:font-name="Mingzat"/>
    </style:style>
    <style:style style:name="T10" style:family="text">
      <style:text-properties style:font-name="DejaVu Sans Mono1" fo:font-size="60pt" style:font-size-asian="60pt" style:font-size-complex="60pt"/>
    </style:style>
    <style:style style:name="T11" style:family="text">
      <style:text-properties fo:color="#c9211e" loext:opacity="100%" style:font-name="Droid Arabic Kufi" fo:font-size="120pt" fo:font-weight="bold" fo:background-color="#ffff00" style:font-size-asian="120pt" style:font-weight-asian="bold" style:font-name-complex="Droid Arabic Kufi" style:font-size-complex="120pt" style:font-weight-complex="bold"/>
    </style:style>
    <style:style style:name="T12" style:family="text">
      <style:text-properties fo:color="#3465a4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3" style:family="text">
      <style:text-properties fo:color="#cccccc" loext:opacity="100%" style:font-name="Droid Arabic Kufi" fo:font-size="120pt" fo:font-weight="bold" fo:background-color="#77bc65" style:font-size-asian="120pt" style:font-weight-asian="bold" style:font-name-complex="Droid Arabic Kufi" style:font-size-complex="120pt" style:font-weight-complex="bold"/>
    </style:style>
    <style:style style:name="T14" style:family="text">
      <style:text-properties style:font-name="Droid Arabic Kufi" fo:font-size="120pt" fo:font-weight="bold" fo:background-color="#ff0000" style:font-size-asian="120pt" style:font-weight-asian="bold" style:font-name-complex="Droid Arabic Kufi" style:font-size-complex="120pt" style:font-weight-complex="bold"/>
    </style:style>
    <style:style style:name="T15" style:family="text">
      <style:text-properties fo:color="#ffd7d7" loext:opacity="100%" style:font-name="Droid Arabic Kufi" fo:font-size="120pt" fo:font-weight="bold" fo:background-color="#b85c00" style:font-size-asian="120pt" style:font-weight-asian="bold" style:font-name-complex="Droid Arabic Kufi" style:font-size-complex="120pt" style:font-weight-complex="bold"/>
    </style:style>
    <style:style style:name="T16" style:family="text">
      <style:text-properties fo:color="#ff5429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7" style:family="text">
      <style:text-properties fo:color="#000000" loext:opacity="100%" style:font-name="Droid Arabic Kufi" fo:font-size="120pt" fo:font-weight="bold" fo:background-color="#cccccc" style:font-size-asian="120pt" style:font-weight-asian="bold" style:font-name-complex="Droid Arabic Kuf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8cm" svg:x="4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4.9cm" draw:transform="rotate (0.637394242828329) translate (0.9cm 6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7cm" svg:height="0.3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58964588271644) translate (9.901cm 15.5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33988926675605) translate (6.267cm 14.77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4.7cm" svg:x="5.3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-0.82484260449252) translate (6.244cm 13.3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0.451691210416132) translate (3.6cm 16.2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cm" svg:height="1.2cm" svg:x="6.2cm" svg:y="1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2.8cm" svg:x="14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0.318871654339364) translate (10.981cm 5.0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047cm" svg:height="0.226cm" draw:transform="rotate (-0.168249739892254) translate (15.438cm 10.1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0.000698131700797688) rotate (-0.194953277447767) translate (13.927cm 16.99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14) rotate (0.451691210416132) translate (12.839cm 14.8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13.033cm 20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0.000698131700797688) rotate (-0.194953277447767) translate (11.761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7cm 1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0.685cm 20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486cm" svg:height="3.692cm" draw:transform="skewX (-0.000349065850398824) rotate (-0.473856891916461) translate (15.288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39626340159551) rotate (-0.194953277447767) translate (11.049cm 16.895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5cm" draw:transform="skewX (0.00261799387799145) rotate (0.451691210416132) translate (10.491cm 14.72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9.987cm 20.585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-0.00139626340159551) rotate (-0.194953277447767) translate (13.215cm 16.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rotate (0.000349065850398866) translate (12.738cm 14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2.187cm 20.297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47cm" svg:height="0.226cm" draw:transform="rotate (-0.0956440430092898) translate (7.322cm 9.093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9" draw:text-style-name="P1" draw:layer="layout" svg:width="2.938cm" svg:height="2.862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0.318871654339364) translate (5.8cm 4.9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39626340159551) rotate (-0.194953277447767) translate (6.788cm 13.69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7.882cm 11.2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5cm" draw:transform="skewX (0.00261799387799145) rotate (0.451691210416132) translate (6.23cm 11.5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0.257cm" svg:height="1.149cm" draw:transform="skewX (0.000872664625997168) rotate (-0.121300383013607) translate (12.1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4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7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8.633cm 20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7.745cm 14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7.745cm 17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7.434cm 20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11.066cm 11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12.616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629714794119554) translate (10.021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0.0279252680319093) translate (11.82cm 10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6cm" svg:height="3.3cm" svg:x="11.5cm" svg:y="4.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910.91363510136 29497.9703120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5" draw:layer="layout" svg:width="2.424cm" svg:height="4.095cm" svg:x="12cm" svg:y="4cm">
          <draw:text-box>
            <text:p text:style-name="P4"><text:span text:style-name="T1">?</text:span></text:p>
          </draw:text-box>
        </draw:frame>
      </draw:page>
      <draw:page draw:name="page5" draw:style-name="dp1" draw:master-page-name="Standard">
        <draw:custom-shape draw:style-name="gr9" draw:text-style-name="P1" draw:layer="layout" svg:width="2.938cm" svg:height="2.862cm" svg:x="2.7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925) rotate (0.456752665246916) translate (0.7cm 7.1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39626340159551) rotate (-0.194953277447767) translate (2.288cm 15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3.382cm 12.93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53cm" svg:height="2.715cm" draw:transform="skewX (0.00261799387799145) rotate (0.451691210416132) translate (1.73cm 13.21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4.444cm 16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4.444cm 19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4.133cm 22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3.245cm 16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3.245cm 19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2.934cm 22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6.566cm 12.88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8.116cm 15.33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0.20926497731412) translate (5.716cm 10.6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129cm" svg:height="1.188cm" draw:transform="rotate (0.0279252680319093) translate (7.3cm 12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1cm" svg:height="3.9cm" draw:transform="rotate (1.65317586748903) translate (6.273cm 12.8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sphalt 1" draw:style-name="gr28" draw:text-style-name="P7" draw:layer="layout" svg:width="10.758cm" svg:height="4.35cm" draw:transform="skewX (3.97895598415146E-017) rotate (0.2462659574564) translate (10.301cm 9.276cm)">
          <text:p text:style-name="P6"><text:span text:style-name="T2">Katyusha 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</draw:page>
      <draw:page draw:name="page6" draw:style-name="dp1" draw:master-page-name="Standard">
        <draw:custom-shape draw:style-name="gr29" draw:text-style-name="P8" draw:layer="layout" svg:width="19.59cm" svg:height="13.1cm" svg:x="1cm" svg:y="6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464cm" svg:height="1.426cm" svg:x="4.984cm" svg:y="1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39cm" svg:height="1.84cm" draw:transform="skewX (-0.000523598775598301) rotate (0.456403599396517) translate (3.987cm 10.6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0.375cm" svg:height="1.351cm" draw:transform="skewX (0.000698131700797752) rotate (-0.193207948195772) translate (4.779cm 14.7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3" draw:text-style-name="P1" draw:layer="layout" svg:width="0.863cm" svg:height="1.764cm" draw:transform="rotate (-0.00226892802759273) translate (5.324cm 13.51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5cm" svg:height="1.352cm" draw:transform="skewX (0.00296705972839031) rotate (0.452912940892528) translate (4.5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2" draw:text-style-name="P1" draw:layer="layout" svg:width="0.375cm" svg:height="1.351cm" draw:transform="skewX (-0.00139626340159546) translate (5.853cm 15.2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375cm" svg:height="1.352cm" draw:transform="skewX (-0.00139626340159546) translate (5.853cm 1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563cm" svg:height="0.715cm" draw:transform="skewX (-0.00139626340159547) rotate (1.5992451936024) translate (5.698cm 18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376cm" svg:height="1.351cm" draw:transform="skewX (-0.00139626340159546) translate (5.255cm 15.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376cm" svg:height="1.352cm" draw:transform="skewX (-0.00139626340159546) translate (5.255cm 16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563cm" svg:height="0.716cm" draw:transform="skewX (-0.00139626340159547) rotate (1.5992451936024) translate (5.1cm 18.3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375cm" svg:height="1.352cm" draw:transform="skewX (0.00139626340159562) rotate (-0.620639082009183) translate (6.91cm 13.48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" draw:layer="layout" svg:width="0.376cm" svg:height="1.352cm" draw:transform="skewX (0.000698131700797726) rotate (-2.7996826531241) translate (7.683cm 14.70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2.516cm" svg:height="0.112cm" draw:transform="rotate (0.209090444388921) translate (6.487cm 12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563cm" svg:height="0.592cm" draw:transform="rotate (0.0284488668075076) translate (7.276cm 13.1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.047cm" svg:height="1.944cm" draw:transform="skewX (0.0010471975511966) rotate (1.65404853211503) translate (6.765cm 13.4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sphalt 2" draw:style-name="gr40" draw:text-style-name="P7" draw:layer="layout" svg:width="5.362cm" svg:height="2.168cm" draw:transform="skewX (0.000523598775598362) rotate (0.2462659574564) translate (8.772cm 11.687cm)">
          <text:p text:style-name="P6"><text:span text:style-name="T2">Katyusha 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frame draw:style-name="gr41" draw:text-style-name="P10" draw:layer="layout" svg:width="4cm" svg:height="0.958cm" svg:x="10.1cm" svg:y="14.2cm">
          <draw:text-box>
            <text:p text:style-name="P9"><text:span text:style-name="T3">Katioucha</text:span></text:p>
          </draw:text-box>
        </draw:frame>
        <draw:frame draw:style-name="gr41" draw:text-style-name="P10" draw:layer="layout" svg:width="4cm" svg:height="1.093cm" svg:x="6.2cm" svg:y="8.542cm">
          <draw:text-box>
            <text:p text:style-name="P9"><text:span text:style-name="T3">کاتیوشا</text:span></text:p>
          </draw:text-box>
        </draw:frame>
        <draw:frame draw:style-name="gr41" draw:text-style-name="P12" draw:layer="layout" svg:width="4cm" svg:height="0.988cm" svg:x="15.8cm" svg:y="18.3cm">
          <draw:text-box>
            <text:p text:style-name="P11"><text:span text:style-name="T4">Katiuixa</text:span></text:p>
          </draw:text-box>
        </draw:frame>
        <draw:frame draw:style-name="gr41" draw:text-style-name="P14" draw:layer="layout" svg:width="4cm" svg:height="1.17cm" svg:x="7.6cm" svg:y="17.242cm">
          <draw:text-box>
            <text:p text:style-name="P13"><text:span text:style-name="T5">Katjuscha</text:span></text:p>
          </draw:text-box>
        </draw:frame>
        <draw:frame draw:style-name="gr42" draw:text-style-name="P16" draw:layer="layout" svg:width="3.106cm" svg:height="1.013cm" svg:x="15.9cm" svg:y="11.037cm">
          <draw:text-box>
            <text:p text:style-name="P15"><text:span text:style-name="T6">Katjoesja</text:span></text:p>
          </draw:text-box>
        </draw:frame>
        <draw:frame draw:style-name="gr43" draw:text-style-name="P17" draw:layer="layout" svg:width="2.407cm" svg:height="1.171cm" svg:x="1.693cm" svg:y="11.6cm">
          <draw:text-box>
            <text:p>喀秋莎</text:p>
          </draw:text-box>
        </draw:frame>
        <draw:frame draw:style-name="gr42" draw:text-style-name="P17" draw:layer="layout" svg:width="2.839cm" svg:height="0.963cm" svg:x="1.7cm" svg:y="17.9cm">
          <draw:text-box>
            <text:p>Катюша</text:p>
          </draw:text-box>
        </draw:frame>
        <draw:frame draw:style-name="gr44" draw:text-style-name="P19" draw:layer="layout" svg:width="3.656cm" svg:height="1.853cm" svg:x="1.4cm" svg:y="16.8cm">
          <draw:text-box>
            <text:p text:style-name="P18"><text:span text:style-name="T7">Κατιούσα</text:span></text:p>
          </draw:text-box>
        </draw:frame>
        <draw:frame draw:style-name="gr42" draw:text-style-name="P17" draw:layer="layout" svg:width="2.614cm" svg:height="0.963cm" svg:x="8.186cm" svg:y="16.5cm">
          <draw:text-box>
            <text:p>Katjuŝa</text:p>
          </draw:text-box>
        </draw:frame>
        <draw:frame draw:style-name="gr45" draw:text-style-name="P17" draw:layer="layout" svg:width="2.471cm" svg:height="1.094cm" svg:x="16.2cm" svg:y="12.1cm">
          <draw:text-box>
            <text:p>คัตยูชา</text:p>
          </draw:text-box>
        </draw:frame>
        <draw:frame draw:style-name="gr45" draw:text-style-name="P17" draw:layer="layout" svg:width="2.818cm" svg:height="1.094cm" svg:x="12.382cm" svg:y="16.4cm">
          <draw:text-box>
            <text:p>කත්‍යූෂා</text:p>
          </draw:text-box>
        </draw:frame>
        <draw:frame draw:style-name="gr42" draw:text-style-name="P17" draw:layer="layout" svg:width="2.75cm" svg:height="0.963cm" svg:x="10.6cm" svg:y="15cm">
          <draw:text-box>
            <text:p>Каћуша</text:p>
          </draw:text-box>
        </draw:frame>
        <draw:frame draw:style-name="gr45" draw:text-style-name="P17" draw:layer="layout" svg:width="2.542cm" svg:height="1.094cm" svg:x="9.158cm" svg:y="8.5cm">
          <draw:text-box>
            <text:p>קטיושה</text:p>
          </draw:text-box>
        </draw:frame>
        <draw:frame draw:style-name="gr42" draw:text-style-name="P21" draw:layer="layout" svg:width="2.614cm" svg:height="0.963cm" svg:x="7.7cm" svg:y="9.8cm">
          <draw:text-box>
            <text:p text:style-name="P20">Katjuša</text:p>
          </draw:text-box>
        </draw:frame>
        <draw:frame draw:style-name="gr42" draw:text-style-name="P17" draw:layer="layout" svg:width="3.99cm" svg:height="0.963cm" svg:x="15.41cm" svg:y="7.8cm">
          <draw:text-box>
            <text:p>Կատյուշա</text:p>
          </draw:text-box>
        </draw:frame>
        <draw:frame draw:style-name="gr42" draw:text-style-name="P17" draw:layer="layout" svg:width="2.877cm" svg:height="0.963cm" svg:x="16.123cm" svg:y="17.237cm">
          <draw:text-box>
            <text:p>კატიუშა</text:p>
          </draw:text-box>
        </draw:frame>
        <draw:frame draw:style-name="gr43" draw:text-style-name="P17" draw:layer="layout" svg:width="2.255cm" svg:height="1.171cm" svg:x="7.745cm" svg:y="7.4cm">
          <draw:text-box>
            <text:p>카튜샤</text:p>
          </draw:text-box>
        </draw:frame>
        <draw:frame draw:style-name="gr45" draw:text-style-name="P17" draw:layer="layout" svg:width="2.03cm" svg:height="1.094cm" svg:x="1.9cm" svg:y="7.6cm">
          <draw:text-box>
            <text:p>কাচুশা</text:p>
          </draw:text-box>
        </draw:frame>
        <draw:frame draw:style-name="gr42" draw:text-style-name="P23" draw:layer="layout" svg:width="2.792cm" svg:height="0.988cm" svg:x="1.5cm" svg:y="12.737cm">
          <draw:text-box>
            <text:p text:style-name="P22"><text:span text:style-name="T8">Katyuşa</text:span></text:p>
          </draw:text-box>
        </draw:frame>
        <draw:frame draw:style-name="gr46" draw:text-style-name="P25" draw:layer="layout" svg:width="3.054cm" svg:height="2.919cm" svg:x="1.446cm" svg:y="8.637cm">
          <draw:text-box>
            <text:p text:style-name="P24"><text:span text:style-name="T9">Katiusja</text:span></text:p>
          </draw:text-box>
        </draw:frame>
      </draw:page>
      <draw:page draw:name="page7" draw:style-name="dp1" draw:master-page-name="Standard">
        <draw:custom-shape draw:style-name="gr9" draw:text-style-name="P1" draw:layer="layout" svg:width="2.938cm" svg:height="2.862cm" svg:x="15.79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-0.266511776779535) translate (17.471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2cm" draw:transform="skewX (-0.000698131700797771) rotate (-1.00635684669993) translate (8.287cm 12.7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9.982cm 11.8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5cm" draw:transform="skewX (0.00261799387799145) rotate (0.451691210416132) translate (8.33cm 12.1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5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10.733cm 21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9.845cm 15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9.845cm 17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9.534cm 21.5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3cm" draw:transform="skewX (0.000698131700797656) rotate (-0.911934534167038) translate (13.93cm 11.9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-1.98374122781676) translate (16.798cm 13.5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154287105876298) translate (10.635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-1.36973439696515) translate (17.957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6" draw:layer="layout" svg:width="6.873cm" svg:height="3.1cm" svg:x="2.027cm" svg:y="9.8cm">
          <draw:text-box>
            <text:p text:style-name="P4"><text:span text:style-name="T10">0.2.x</text:span></text:p>
          </draw:text-box>
        </draw:frame>
        <draw:custom-shape draw:style-name="gr22" draw:text-style-name="P1" draw:layer="layout" svg:width="1.129cm" svg:height="1.385cm" draw:transform="rotate (-1.36973439696515) translate (5.957cm 12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Standard">
        <draw:frame draw:style-name="gr48" draw:text-style-name="P27" draw:layer="layout" svg:width="17cm" svg:height="16.313cm" svg:x="0.8cm" svg:y="12.9cm">
          <draw:text-box>
            <text:p><text:span text:style-name="T11">ک</text:span><text:span text:style-name="T12">ا</text:span><text:span text:style-name="T13">ت</text:span><text:span text:style-name="T14">ی</text:span><text:span text:style-name="T15">و</text:span><text:span text:style-name="T16">ش</text:span><text:span text:style-name="T17">ا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Cantarell Light" svg:font-family="'Cantarell Light'" style:font-pitch="variable"/>
    <style:font-face style:name="Comfortaa" svg:font-family="Comfortaa" style:font-adornments="Bold" style:font-pitch="variable"/>
    <style:font-face style:name="D050000L" svg:font-family="D050000L" style:font-pitch="variable"/>
    <style:font-face style:name="DejaVu Sans" svg:font-family="'DejaVu Sans'" style:font-adornments="Bold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ejaVu Sans1" svg:font-family="'DejaVu Sans'" style:font-family-generic="system" style:font-pitch="variable"/>
    <style:font-face style:name="Droid Arabic Kufi" svg:font-family="'Droid Arabic Kufi'" style:font-pitch="variable"/>
    <style:font-face style:name="Droid Sans" svg:font-family="'Droid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Mingzat" svg:font-family="Mingzat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Source Code Pro Black" svg:font-family="'Source Code Pro Black'" style:font-pitch="fixed"/>
    <style:font-face style:name="Tahoma" svg:font-family="Tahoma" style:font-pitch="variable"/>
    <style:font-face style:name="Z003" svg:font-family="Z003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01" draw:display-name="Gradient 201" draw:style="linear" draw:start-color="#666666" draw:end-color="#000000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4T13:02:21.952801733</meta:creation-date>
    <dc:date>2023-06-28T00:32:19.018067644</dc:date>
    <meta:editing-duration>PT6H46M14S</meta:editing-duration>
    <meta:editing-cycles>24</meta:editing-cycles>
    <meta:generator>LibreOffice/7.4.6.2$Linux_X86_64 LibreOffice_project/40$Build-2</meta:generator>
    <meta:document-statistic meta:object-count="129"/>
  </office:meta>
</office:document-meta>
</file>